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style:font-name="Latin Modern Roman" fo:font-size="10pt" fo:language="en" fo:country="GB" style:font-size-asian="10pt" style:font-size-complex="10pt"/>
    </style:style>
    <style:style style:name="P2" style:family="paragraph" style:parent-style-name="Preformatted_20_Text">
      <style:paragraph-properties fo:margin-top="0cm" fo:margin-bottom="0.499cm" loext:contextual-spacing="false"/>
      <style:text-properties style:font-name="Latin Modern Roman" fo:font-size="10pt" style:font-size-asian="10pt" style:font-size-complex="10pt"/>
    </style:style>
    <style:style style:name="P3" style:family="paragraph" style:parent-style-name="Preformatted_20_Text">
      <style:text-properties style:font-name="Latin Modern Roman" fo:font-size="10pt" style:font-size-asian="10pt" style:font-size-complex="10pt"/>
    </style:style>
    <style:style style:name="P4" style:family="paragraph" style:parent-style-name="Preformatted_20_Text">
      <style:text-properties style:font-name="Latin Modern Roman" fo:font-size="10pt" officeooo:rsid="00134bef" officeooo:paragraph-rsid="00134bef" style:font-size-asian="10pt" style:font-size-complex="10pt"/>
    </style:style>
    <style:style style:name="P5" style:family="paragraph" style:parent-style-name="Standard">
      <style:paragraph-properties fo:text-align="start" style:justify-single-word="false"/>
      <style:text-properties style:font-name="Latin Modern Sans" fo:font-size="10pt" fo:language="en" fo:country="GB" officeooo:rsid="000c292e" officeooo:paragraph-rsid="000e58cf" style:font-size-asian="10pt" style:font-size-complex="10pt"/>
    </style:style>
    <style:style style:name="P6" style:family="paragraph" style:parent-style-name="Standard">
      <style:paragraph-properties fo:text-align="start" style:justify-single-word="false"/>
      <style:text-properties style:font-name="Latin Modern Sans" fo:font-size="10pt" fo:language="en" fo:country="GB" officeooo:rsid="000c292e" officeooo:paragraph-rsid="000f3b69" style:font-size-asian="10pt" style:font-size-complex="10pt"/>
    </style:style>
    <style:style style:name="P7" style:family="paragraph" style:parent-style-name="Standard">
      <style:paragraph-properties fo:text-align="start" style:justify-single-word="false"/>
      <style:text-properties style:font-name="Latin Modern Sans" fo:font-size="10pt" fo:language="en" fo:country="GB" officeooo:rsid="000c292e" officeooo:paragraph-rsid="00134bef" style:font-size-asian="10pt" style:font-size-complex="10pt"/>
    </style:style>
    <style:style style:name="P8" style:family="paragraph" style:parent-style-name="Standard">
      <style:paragraph-properties fo:text-align="start" style:justify-single-word="false"/>
      <style:text-properties style:font-name="Latin Modern Sans" fo:font-size="10pt" fo:language="en" fo:country="GB" officeooo:rsid="000c292e" officeooo:paragraph-rsid="00165d52" style:font-size-asian="10pt" style:font-size-complex="10pt"/>
    </style:style>
    <style:style style:name="P9" style:family="paragraph" style:parent-style-name="Standard">
      <style:paragraph-properties fo:text-align="start" style:justify-single-word="false"/>
      <style:text-properties style:font-name="Latin Modern Sans" fo:font-size="10pt" fo:language="en" fo:country="GB" officeooo:rsid="000c292e" officeooo:paragraph-rsid="001686d5" style:font-size-asian="10pt" style:font-size-complex="10pt"/>
    </style:style>
    <style:style style:name="P10" style:family="paragraph" style:parent-style-name="Standard">
      <style:paragraph-properties fo:text-align="start" style:justify-single-word="false"/>
      <style:text-properties style:font-name="Latin Modern Sans" fo:font-size="10pt" fo:language="en" fo:country="GB" officeooo:rsid="000c292e" officeooo:paragraph-rsid="001e2b85" style:font-size-asian="10pt" style:font-size-complex="10pt"/>
    </style:style>
    <style:style style:name="P11" style:family="paragraph" style:parent-style-name="Standard">
      <style:paragraph-properties fo:text-align="start" style:justify-single-word="false"/>
      <style:text-properties style:font-name="Latin Modern Sans" fo:font-size="10pt" fo:language="en" fo:country="GB" officeooo:rsid="001158d2" officeooo:paragraph-rsid="001158d2" style:font-size-asian="10pt" style:font-size-complex="10pt"/>
    </style:style>
    <style:style style:name="P12" style:family="paragraph" style:parent-style-name="Standard">
      <style:paragraph-properties fo:text-align="start" style:justify-single-word="false"/>
      <style:text-properties style:font-name="Latin Modern Sans" fo:font-size="10pt" fo:language="en" fo:country="GB" officeooo:rsid="001158d2" officeooo:paragraph-rsid="00165d52" style:font-size-asian="10pt" style:font-size-complex="10pt"/>
    </style:style>
    <style:style style:name="P13" style:family="paragraph" style:parent-style-name="Standard">
      <style:paragraph-properties fo:text-align="start" style:justify-single-word="false"/>
      <style:text-properties style:font-name="Latin Modern Sans" fo:font-size="10pt" fo:language="en" fo:country="GB" officeooo:rsid="00134bef" officeooo:paragraph-rsid="00134bef" style:font-size-asian="10pt" style:font-size-complex="10pt"/>
    </style:style>
    <style:style style:name="P14" style:family="paragraph" style:parent-style-name="Standard">
      <style:paragraph-properties fo:text-align="start" style:justify-single-word="false"/>
      <style:text-properties style:font-name="Latin Modern Sans" fo:font-size="10pt" fo:language="en" fo:country="GB" officeooo:rsid="00134bef" officeooo:paragraph-rsid="0021a604" style:font-size-asian="10pt" style:font-size-complex="10pt"/>
    </style:style>
    <style:style style:name="P15" style:family="paragraph" style:parent-style-name="Standard">
      <style:paragraph-properties fo:text-align="start" style:justify-single-word="false"/>
      <style:text-properties style:font-name="Latin Modern Sans" fo:font-size="10pt" fo:language="en" fo:country="GB" officeooo:rsid="00165d52" officeooo:paragraph-rsid="00165d52" style:font-size-asian="10pt" style:font-size-complex="10pt"/>
    </style:style>
    <style:style style:name="P16" style:family="paragraph" style:parent-style-name="Standard">
      <style:paragraph-properties fo:text-align="start" style:justify-single-word="false"/>
      <style:text-properties style:font-name="Latin Modern Sans" fo:font-size="10pt" fo:language="en" fo:country="GB" officeooo:rsid="001d845f" officeooo:paragraph-rsid="001d845f" style:font-size-asian="10pt" style:font-size-complex="10pt"/>
    </style:style>
    <style:style style:name="P17" style:family="paragraph" style:parent-style-name="Standard">
      <style:paragraph-properties fo:text-align="start" style:justify-single-word="false"/>
      <style:text-properties style:font-name="Latin Modern Sans" fo:font-size="10pt" fo:language="en" fo:country="GB" officeooo:rsid="001de56a" officeooo:paragraph-rsid="001e2b85" style:font-size-asian="10pt" style:font-size-complex="10pt"/>
    </style:style>
    <style:style style:name="P18" style:family="paragraph" style:parent-style-name="Standard">
      <style:paragraph-properties fo:text-align="start" style:justify-single-word="false"/>
      <style:text-properties officeooo:paragraph-rsid="000e58cf"/>
    </style:style>
    <style:style style:name="P19" style:family="paragraph" style:parent-style-name="Standard">
      <style:paragraph-properties fo:text-align="start" style:justify-single-word="false"/>
      <style:text-properties officeooo:paragraph-rsid="001158d2"/>
    </style:style>
    <style:style style:name="P20" style:family="paragraph" style:parent-style-name="Standard">
      <style:paragraph-properties fo:text-align="start" style:justify-single-word="false"/>
      <style:text-properties officeooo:paragraph-rsid="001afbea"/>
    </style:style>
    <style:style style:name="P21" style:family="paragraph" style:parent-style-name="Standard">
      <style:paragraph-properties fo:text-align="start" style:justify-single-word="false"/>
      <style:text-properties officeooo:paragraph-rsid="001d845f"/>
    </style:style>
    <style:style style:name="P22" style:family="paragraph" style:parent-style-name="Standard">
      <style:paragraph-properties fo:text-align="start" style:justify-single-word="false"/>
      <style:text-properties officeooo:paragraph-rsid="00229d73"/>
    </style:style>
    <style:style style:name="P23" style:family="paragraph" style:parent-style-name="Standard">
      <style:paragraph-properties fo:text-align="start" style:justify-single-word="false"/>
      <style:text-properties officeooo:paragraph-rsid="0023613f"/>
    </style:style>
    <style:style style:name="P24" style:family="paragraph" style:parent-style-name="Standard">
      <style:paragraph-properties fo:text-align="start" style:justify-single-word="false"/>
      <style:text-properties officeooo:paragraph-rsid="002e3424"/>
    </style:style>
    <style:style style:name="P25" style:family="paragraph" style:parent-style-name="Standard">
      <style:paragraph-properties fo:text-align="start" style:justify-single-word="false"/>
      <style:text-properties officeooo:paragraph-rsid="002e5cd7"/>
    </style:style>
    <style:style style:name="P26" style:family="paragraph" style:parent-style-name="Preformatted_20_Text">
      <style:text-properties style:font-name="Latin Modern Sans" fo:font-size="10pt" fo:language="en" fo:country="GB" officeooo:rsid="000c292e" style:font-size-asian="10pt" style:font-size-complex="10pt"/>
    </style:style>
    <style:style style:name="P27" style:family="paragraph" style:parent-style-name="Preformatted_20_Text">
      <style:text-properties style:font-name="Latin Modern Sans" fo:font-size="10pt" fo:language="en" fo:country="GB" officeooo:rsid="001686d5" style:font-size-asian="10pt" style:font-size-complex="10pt"/>
    </style:style>
    <style:style style:name="P28" style:family="paragraph" style:parent-style-name="Preformatted_20_Text">
      <style:text-properties style:font-name="Latin Modern Roman" fo:font-size="10pt" fo:language="en" fo:country="GB" officeooo:rsid="000c292e" style:font-size-asian="10pt" style:font-size-complex="10pt"/>
    </style:style>
    <style:style style:name="P29" style:family="paragraph" style:parent-style-name="Standard">
      <style:text-properties style:font-name="Latin Modern Sans" fo:font-size="10pt" fo:language="en" fo:country="GB" officeooo:rsid="000c292e" style:font-size-asian="10pt" style:font-size-complex="10pt"/>
    </style:style>
    <style:style style:name="P30" style:family="paragraph" style:parent-style-name="Standard">
      <style:paragraph-properties fo:text-align="start" style:justify-single-word="false"/>
      <style:text-properties style:font-name="Latin Modern Sans" fo:font-size="10pt" fo:language="en" fo:country="GB" officeooo:rsid="000c292e" officeooo:paragraph-rsid="001686d5" style:font-size-asian="10pt" style:font-size-complex="10pt"/>
    </style:style>
    <style:style style:name="P31" style:family="paragraph" style:parent-style-name="Standard">
      <style:paragraph-properties fo:text-align="start" style:justify-single-word="false"/>
      <style:text-properties style:font-name="Latin Modern Sans" fo:font-size="10pt" fo:language="en" fo:country="GB" officeooo:rsid="00134bef" officeooo:paragraph-rsid="0021a604" style:font-size-asian="10pt" style:font-size-complex="10pt"/>
    </style:style>
    <style:style style:name="P32" style:family="paragraph" style:parent-style-name="Standard">
      <style:paragraph-properties fo:text-align="start" style:justify-single-word="false"/>
      <style:text-properties officeooo:paragraph-rsid="000e58cf"/>
    </style:style>
    <style:style style:name="P33" style:family="paragraph" style:parent-style-name="Standard">
      <style:paragraph-properties fo:text-align="start" style:justify-single-word="false"/>
      <style:text-properties officeooo:paragraph-rsid="00229d73"/>
    </style:style>
    <style:style style:name="P34" style:family="paragraph" style:parent-style-name="Standard">
      <style:paragraph-properties fo:text-align="start" style:justify-single-word="false"/>
      <style:text-properties officeooo:paragraph-rsid="0023613f"/>
    </style:style>
    <style:style style:name="P35" style:family="paragraph" style:parent-style-name="Standard">
      <style:paragraph-properties fo:text-align="start" style:justify-single-word="false"/>
      <style:text-properties officeooo:paragraph-rsid="001d845f"/>
    </style:style>
    <style:style style:name="P36" style:family="paragraph" style:parent-style-name="Standard">
      <style:paragraph-properties fo:text-align="start" style:justify-single-word="false"/>
      <style:text-properties officeooo:paragraph-rsid="001afbea"/>
    </style:style>
    <style:style style:name="P37" style:family="paragraph" style:parent-style-name="Standard">
      <style:paragraph-properties fo:margin-top="0cm" fo:margin-bottom="0.499cm" loext:contextual-spacing="false" fo:text-align="start" style:justify-single-word="false"/>
      <style:text-properties officeooo:paragraph-rsid="00305738"/>
    </style:style>
    <style:style style:name="T1" style:family="text">
      <style:text-properties style:font-name="Latin Modern Sans" fo:font-size="10pt" fo:language="en" fo:country="GB" officeooo:rsid="00165d52" style:font-size-asian="10pt" style:font-size-complex="10pt"/>
    </style:style>
    <style:style style:name="T2" style:family="text">
      <style:text-properties style:font-name="Latin Modern Sans" fo:font-size="10pt" fo:language="en" fo:country="GB" officeooo:rsid="001158d2" style:font-size-asian="10pt" style:font-size-complex="10pt"/>
    </style:style>
    <style:style style:name="T3" style:family="text">
      <style:text-properties style:font-name="Latin Modern Sans" fo:font-size="10pt" fo:language="en" fo:country="GB" officeooo:rsid="001686d5" style:font-size-asian="10pt" style:font-size-complex="10pt"/>
    </style:style>
    <style:style style:name="T4" style:family="text">
      <style:text-properties style:font-name="Latin Modern Sans" fo:font-size="10pt" fo:language="en" fo:country="GB" officeooo:rsid="00182b3a" style:font-size-asian="10pt" style:font-size-complex="10pt"/>
    </style:style>
    <style:style style:name="T5" style:family="text">
      <style:text-properties style:font-name="Latin Modern Sans" fo:font-size="10pt" fo:language="en" fo:country="GB" officeooo:rsid="00197b93" style:font-size-asian="10pt" style:font-size-complex="10pt"/>
    </style:style>
    <style:style style:name="T6" style:family="text">
      <style:text-properties style:font-name="Latin Modern Sans" fo:font-size="10pt" fo:language="en" fo:country="GB" officeooo:rsid="001afbea" style:font-size-asian="10pt" style:font-size-complex="10pt"/>
    </style:style>
    <style:style style:name="T7" style:family="text">
      <style:text-properties style:font-name="Latin Modern Sans" fo:font-size="10pt" fo:language="en" fo:country="GB" officeooo:rsid="001b671f" style:font-size-asian="10pt" style:font-size-complex="10pt"/>
    </style:style>
    <style:style style:name="T8" style:family="text">
      <style:text-properties style:font-name="Latin Modern Sans" fo:font-size="10pt" fo:language="en" fo:country="GB" officeooo:rsid="001d845f" style:font-size-asian="10pt" style:font-size-complex="10pt"/>
    </style:style>
    <style:style style:name="T9" style:family="text">
      <style:text-properties style:font-name="Latin Modern Sans" fo:font-size="10pt" fo:language="en" fo:country="GB" officeooo:rsid="001de56a" style:font-size-asian="10pt" style:font-size-complex="10pt"/>
    </style:style>
    <style:style style:name="T10" style:family="text">
      <style:text-properties style:font-name="Latin Modern Sans" fo:font-size="10pt" fo:language="en" fo:country="GB" officeooo:rsid="000c292e" style:font-size-asian="10pt" style:font-size-complex="10pt"/>
    </style:style>
    <style:style style:name="T11" style:family="text">
      <style:text-properties style:font-name="Latin Modern Sans" fo:font-size="10pt" fo:language="en" fo:country="GB" officeooo:rsid="001e2b85" style:font-size-asian="10pt" style:font-size-complex="10pt"/>
    </style:style>
    <style:style style:name="T12" style:family="text">
      <style:text-properties style:font-name="Latin Modern Sans" fo:font-size="10pt" fo:language="en" fo:country="GB" officeooo:rsid="00209650" style:font-size-asian="10pt" style:font-size-complex="10pt"/>
    </style:style>
    <style:style style:name="T13" style:family="text">
      <style:text-properties style:font-name="Latin Modern Sans" fo:font-size="10pt" fo:language="en" fo:country="GB" officeooo:rsid="0021a604" style:font-size-asian="10pt" style:font-size-complex="10pt"/>
    </style:style>
    <style:style style:name="T14" style:family="text">
      <style:text-properties style:font-name="Latin Modern Sans" fo:font-size="10pt" fo:language="en" fo:country="GB" officeooo:rsid="00229d73" style:font-size-asian="10pt" style:font-size-complex="10pt"/>
    </style:style>
    <style:style style:name="T15" style:family="text">
      <style:text-properties style:font-name="Latin Modern Sans" fo:font-size="10pt" fo:language="en" fo:country="GB" officeooo:rsid="0023613f" style:font-size-asian="10pt" style:font-size-complex="10pt"/>
    </style:style>
    <style:style style:name="T16" style:family="text">
      <style:text-properties style:font-name="Latin Modern Sans" fo:font-size="10pt" fo:language="en" fo:country="GB" officeooo:rsid="002700b9" style:font-size-asian="10pt" style:font-size-complex="10pt"/>
    </style:style>
    <style:style style:name="T17" style:family="text">
      <style:text-properties style:font-name="Latin Modern Sans" fo:font-size="10pt" fo:language="en" fo:country="GB" officeooo:rsid="0027c893" style:font-size-asian="10pt" style:font-size-complex="10pt"/>
    </style:style>
    <style:style style:name="T18" style:family="text">
      <style:text-properties style:font-name="Latin Modern Sans" fo:font-size="10pt" fo:language="en" fo:country="GB" officeooo:rsid="0029ec80" style:font-size-asian="10pt" style:font-size-complex="10pt"/>
    </style:style>
    <style:style style:name="T19" style:family="text">
      <style:text-properties style:font-name="Latin Modern Sans" fo:font-size="10pt" fo:language="en" fo:country="GB" officeooo:rsid="002b5852" style:font-size-asian="10pt" style:font-size-complex="10pt"/>
    </style:style>
    <style:style style:name="T20" style:family="text">
      <style:text-properties style:font-name="Latin Modern Sans" fo:font-size="10pt" fo:language="en" fo:country="GB" officeooo:rsid="002d028d" style:font-size-asian="10pt" style:font-size-complex="10pt"/>
    </style:style>
    <style:style style:name="T21" style:family="text">
      <style:text-properties style:font-name="Latin Modern Sans" fo:font-size="10pt" fo:language="en" fo:country="GB" officeooo:rsid="002e3424" style:font-size-asian="10pt" style:font-size-complex="10pt"/>
    </style:style>
    <style:style style:name="T22" style:family="text">
      <style:text-properties style:font-name="Latin Modern Sans" fo:font-size="10pt" fo:language="en" fo:country="GB" officeooo:rsid="002e5cd7" style:font-size-asian="10pt" style:font-size-complex="10pt"/>
    </style:style>
    <style:style style:name="T23" style:family="text">
      <style:text-properties style:font-name="Latin Modern Sans" fo:font-size="10pt" fo:language="en" fo:country="GB" officeooo:rsid="00305738" style:font-size-asian="10pt" style:font-size-complex="10pt"/>
    </style:style>
    <style:style style:name="T24" style:family="text">
      <style:text-properties style:font-name="Latin Modern Sans" fo:font-size="10pt" fo:language="en" fo:country="GB" fo:font-style="italic" officeooo:rsid="00197b93" style:font-size-asian="10pt" style:font-style-asian="italic" style:font-size-complex="10pt" style:font-style-complex="italic"/>
    </style:style>
    <style:style style:name="T25" style:family="text">
      <style:text-properties style:font-name="Latin Modern Sans" fo:font-size="10pt" fo:language="en" fo:country="GB" fo:font-style="italic" officeooo:rsid="001de56a" style:font-size-asian="10pt" style:font-style-asian="italic" style:font-size-complex="10pt" style:font-style-complex="italic"/>
    </style:style>
    <style:style style:name="T26" style:family="text">
      <style:text-properties style:font-name="Latin Modern Sans" fo:font-size="10pt" fo:language="en" fo:country="GB" fo:font-style="italic" officeooo:rsid="0023613f" style:font-size-asian="10pt" style:font-style-asian="italic" style:font-size-complex="10pt" style:font-style-complex="italic"/>
    </style:style>
    <style:style style:name="T27" style:family="text">
      <style:text-properties style:font-name="Latin Modern Sans" fo:font-size="10pt" fo:language="en" fo:country="GB" fo:font-style="italic" officeooo:rsid="002d028d" style:font-size-asian="10pt" style:font-style-asian="italic" style:font-size-complex="10pt" style:font-style-complex="italic"/>
    </style:style>
    <style:style style:name="T28" style:family="text">
      <style:text-properties style:font-name="Latin Modern Sans" fo:font-size="10pt" fo:language="en" fo:country="GB" fo:font-style="italic" fo:font-weight="normal" officeooo:rsid="0021a604" style:font-size-asian="10pt" style:font-style-asian="italic" style:font-weight-asian="normal" style:font-size-complex="10pt" style:font-style-complex="italic" style:font-weight-complex="normal"/>
    </style:style>
    <style:style style:name="T29" style:family="text">
      <style:text-properties style:font-name="Latin Modern Sans" fo:font-size="10pt" fo:language="en" fo:country="GB" fo:font-style="normal" officeooo:rsid="001afbea" style:font-size-asian="10pt" style:font-style-asian="normal" style:font-size-complex="10pt" style:font-style-complex="normal"/>
    </style:style>
    <style:style style:name="T30" style:family="text">
      <style:text-properties fo:font-style="italic" style:font-style-asian="italic" style:font-style-complex="italic"/>
    </style:style>
    <style:style style:name="T31" style:family="text">
      <style:text-properties officeooo:rsid="001686d5"/>
    </style:style>
    <style:style style:name="T32" style:family="text">
      <style:text-properties style:font-name="Latin Modern Roman" fo:font-size="10pt" fo:language="en" fo:country="GB" officeooo:rsid="00182b3a" style:font-size-asian="10pt" style:font-size-complex="10pt"/>
    </style:style>
    <style:style style:name="T33" style:family="text">
      <style:text-properties style:font-name="Latin Modern Roman" fo:font-size="10pt" fo:language="en" fo:country="GB" fo:font-style="italic" officeooo:rsid="00182b3a" style:font-size-asian="10pt" style:font-style-asian="italic" style:font-size-complex="10pt" style:font-style-complex="italic"/>
    </style:style>
    <style:style style:name="T34" style:family="text">
      <style:text-properties officeooo:rsid="001ea15e"/>
    </style:style>
    <style:style style:name="T35" style:family="text">
      <style:text-properties officeooo:rsid="0021a604"/>
    </style:style>
    <style:style style:name="T36" style:family="text">
      <style:text-properties style:text-position="super 58%" style:font-name="Latin Modern Sans" fo:font-size="10pt" fo:language="en" fo:country="GB" officeooo:rsid="002d028d" style:font-size-asian="10pt" style:font-size-complex="10pt"/>
    </style:style>
    <style:style style:name="T37" style:family="text">
      <style:text-properties style:text-position="super 58%" style:font-name="Latin Modern Sans" fo:font-size="10pt" fo:language="en" fo:country="GB" officeooo:rsid="002e3424" style:font-size-asian="10pt" style:font-size-complex="10pt"/>
    </style:style>
    <style:style style:name="T38" style:family="text">
      <style:text-properties style:text-position="sub 58%" style:font-name="Latin Modern Sans" fo:font-size="10pt" fo:language="en" fo:country="GB" fo:font-style="italic" officeooo:rsid="002d028d" style:font-size-asian="10pt" style:font-style-asian="italic" style:font-size-complex="10pt" style:font-style-complex="italic"/>
    </style:style>
    <style:style style:name="T39" style:family="text">
      <style:text-properties officeooo:rsid="002e5cd7"/>
    </style:style>
    <style:style style:name="T40" style:family="text">
      <style:text-properties officeooo:rsid="00304250"/>
    </style:style>
    <style:style style:name="T41" style:family="text">
      <style:text-properties officeooo:rsid="00305738"/>
    </style:style>
  </office:automatic-styles>
  <office:body>
    <office:text text:use-soft-page-breaks="true">
      <office:forms form:automatic-focus="false" form:apply-design-mode="false"/>
      <text:tracked-changes text:track-changes="false">
        <text:changed-region xml:id="ct94684665719904" text:id="ct94684665719904">
          <text:deletion>
            <office:change-info>
              <dc:creator>Unknown Author</dc:creator>
              <dc:date>2021-04-20T17:07:34</dc:date>
            </office:change-info>
            <text:p text:style-name="P28"/>
            <text:p text:style-name="P29">TODO</text:p>
          </text:deletion>
        </text:changed-region>
        <text:changed-region xml:id="ct94684665724848" text:id="ct94684665724848">
          <text:insertion>
            <office:change-info>
              <dc:creator>Unknown Author</dc:creator>
              <dc:date>2021-04-20T11:35:53</dc:date>
            </office:change-info>
          </text:insertion>
        </text:changed-region>
        <text:changed-region xml:id="ct94684665819424" text:id="ct94684665819424">
          <text:insertion>
            <office:change-info>
              <dc:creator>Unknown Author</dc:creator>
              <dc:date>2021-04-20T17:08:17</dc:date>
            </office:change-info>
          </text:insertion>
        </text:changed-region>
        <text:changed-region xml:id="ct94684665821248" text:id="ct94684665821248">
          <text:insertion>
            <office:change-info>
              <dc:creator>Unknown Author</dc:creator>
              <dc:date>2021-04-20T23:31:12</dc:date>
            </office:change-info>
          </text:insertion>
        </text:changed-region>
        <text:changed-region xml:id="ct94684665839856" text:id="ct94684665839856">
          <text:deletion>
            <office:change-info>
              <dc:creator>Unknown Author</dc:creator>
              <dc:date>2021-04-19T15:52:13</dc:date>
            </office:change-info>
            <text:p text:style-name="P18"><text:span text:style-name="T10">TODO</text:span></text:p>
          </text:deletion>
        </text:changed-region>
        <text:changed-region xml:id="ct94684665839616" text:id="ct94684665839616">
          <text:insertion>
            <office:change-info>
              <dc:creator>Unknown Author</dc:creator>
              <dc:date>2021-04-19T15:52:13</dc:date>
            </office:change-info>
          </text:insertion>
        </text:changed-region>
        <text:changed-region xml:id="ct94684665897248" text:id="ct94684665897248">
          <text:deletion>
            <office:change-info>
              <dc:creator>Unknown Author</dc:creator>
              <dc:date>2021-04-19T16:40:23</dc:date>
            </office:change-info>
            <text:p text:style-name="P27"/>
            <text:p text:style-name="P27"/>
          </text:deletion>
        </text:changed-region>
        <text:changed-region xml:id="ct94684665896800" text:id="ct94684665896800">
          <text:insertion>
            <office:change-info>
              <dc:creator>Unknown Author</dc:creator>
              <dc:date>2021-04-19T13:45:12</dc:date>
            </office:change-info>
          </text:insertion>
        </text:changed-region>
        <text:changed-region xml:id="ct94684665899088" text:id="ct94684665899088">
          <text:deletion>
            <office:change-info>
              <dc:creator>Unknown Author</dc:creator>
              <dc:date>2021-04-19T13:50:54</dc:date>
            </office:change-info>
            <text:p text:style-name="P22"><text:span text:style-name="T3"><text:s/></text:span></text:p>
          </text:deletion>
        </text:changed-region>
        <text:changed-region xml:id="ct94684665899712" text:id="ct94684665899712">
          <text:deletion>
            <office:change-info>
              <dc:creator>Unknown Author</dc:creator>
              <dc:date>2021-04-19T15:52:58</dc:date>
            </office:change-info>
            <text:p text:style-name="P22"><text:span text:style-name="T7"><text:s/></text:span></text:p>
          </text:deletion>
        </text:changed-region>
        <text:changed-region xml:id="ct94684665899328" text:id="ct94684665899328">
          <text:insertion>
            <office:change-info>
              <dc:creator>Unknown Author</dc:creator>
              <dc:date>2021-04-19T15:52:58</dc:date>
            </office:change-info>
          </text:insertion>
        </text:changed-region>
        <text:changed-region xml:id="ct94684665918544" text:id="ct94684665918544">
          <text:insertion>
            <office:change-info>
              <dc:creator>Unknown Author</dc:creator>
              <dc:date>2021-04-19T15:53:00</dc:date>
            </office:change-info>
          </text:insertion>
        </text:changed-region>
        <text:changed-region xml:id="ct94684665920592" text:id="ct94684665920592">
          <text:deletion>
            <office:change-info>
              <dc:creator>Unknown Author</dc:creator>
              <dc:date>2021-04-19T13:50:59</dc:date>
            </office:change-info>
            <text:p text:style-name="P22"><text:span text:style-name="T3"><text:s/></text:span></text:p>
          </text:deletion>
        </text:changed-region>
        <text:changed-region xml:id="ct94684665920208" text:id="ct94684665920208">
          <text:deletion>
            <office:change-info>
              <dc:creator>Unknown Author</dc:creator>
              <dc:date>2021-04-19T13:51:25</dc:date>
            </office:change-info>
            <text:p text:style-name="P22"><text:span text:style-name="T7">case of adversarial </text:span></text:p>
          </text:deletion>
        </text:changed-region>
        <text:changed-region xml:id="ct94684665929872" text:id="ct94684665929872">
          <text:insertion>
            <office:change-info>
              <dc:creator>Unknown Author</dc:creator>
              <dc:date>2021-04-19T13:51:26</dc:date>
            </office:change-info>
          </text:insertion>
        </text:changed-region>
        <text:changed-region xml:id="ct94684665936672" text:id="ct94684665936672">
          <text:insertion>
            <office:change-info>
              <dc:creator>Unknown Author</dc:creator>
              <dc:date>2021-04-19T13:52:17</dc:date>
            </office:change-info>
          </text:insertion>
        </text:changed-region>
        <text:changed-region xml:id="ct94684665938288" text:id="ct94684665938288">
          <text:insertion>
            <office:change-info>
              <dc:creator>Unknown Author</dc:creator>
              <dc:date>2021-04-19T15:49:41</dc:date>
            </office:change-info>
          </text:insertion>
        </text:changed-region>
        <text:changed-region xml:id="ct94684665942448" text:id="ct94684665942448">
          <text:deletion>
            <office:change-info>
              <dc:creator>Unknown Author</dc:creator>
              <dc:date>2021-04-19T17:04:16</dc:date>
            </office:change-info>
            <text:p text:style-name="P9"><text:s/></text:p>
          </text:deletion>
        </text:changed-region>
        <text:changed-region xml:id="ct94684665934352" text:id="ct94684665934352">
          <text:insertion>
            <office:change-info>
              <dc:creator>Unknown Author</dc:creator>
              <dc:date>2021-04-19T13:50:00</dc:date>
            </office:change-info>
          </text:insertion>
        </text:changed-region>
        <text:changed-region xml:id="ct94684665878720" text:id="ct94684665878720">
          <text:deletion>
            <office:change-info>
              <dc:creator>Unknown Author</dc:creator>
              <dc:date>2021-04-19T13:50:40</dc:date>
            </office:change-info>
            <text:p text:style-name="P14">R</text:p>
          </text:deletion>
        </text:changed-region>
        <text:changed-region xml:id="ct94684665894432" text:id="ct94684665894432">
          <text:insertion>
            <office:change-info>
              <dc:creator>Unknown Author</dc:creator>
              <dc:date>2021-04-19T13:50:40</dc:date>
            </office:change-info>
          </text:insertion>
        </text:changed-region>
        <text:changed-region xml:id="ct94684665913904" text:id="ct94684665913904">
          <text:deletion>
            <office:change-info>
              <dc:creator>Unknown Author</dc:creator>
              <dc:date>2021-04-19T13:43:54</dc:date>
            </office:change-info>
            <text:p text:style-name="P23"><text:span text:style-name="T12"><text:s/></text:span></text:p>
          </text:deletion>
        </text:changed-region>
        <text:changed-region xml:id="ct94684665880000" text:id="ct94684665880000">
          <text:deletion>
            <office:change-info>
              <dc:creator>Unknown Author</dc:creator>
              <dc:date>2021-04-19T15:59:25</dc:date>
            </office:change-info>
            <text:p text:style-name="P23"><text:span text:style-name="T12">Experiments made a collaborator (not shown) tends to show that 30</text:span></text:p>
          </text:deletion>
        </text:changed-region>
        <text:changed-region xml:id="ct94684665880592" text:id="ct94684665880592">
          <text:insertion>
            <office:change-info>
              <dc:creator>Unknown Author</dc:creator>
              <dc:date>2021-04-19T16:05:35</dc:date>
            </office:change-info>
          </text:insertion>
        </text:changed-region>
        <text:changed-region xml:id="ct94684665907456" text:id="ct94684665907456">
          <text:insertion>
            <office:change-info>
              <dc:creator>Unknown Author</dc:creator>
              <dc:date>2021-04-19T15:54:03</dc:date>
            </office:change-info>
          </text:insertion>
        </text:changed-region>
        <text:changed-region xml:id="ct94684665908224" text:id="ct94684665908224">
          <text:insertion>
            <office:change-info>
              <dc:creator>Unknown Author</dc:creator>
              <dc:date>2021-04-19T16:07:33</dc:date>
            </office:change-info>
          </text:insertion>
        </text:changed-region>
        <text:changed-region xml:id="ct94684665915424" text:id="ct94684665915424">
          <text:insertion>
            <office:change-info>
              <dc:creator>Unknown Author</dc:creator>
              <dc:date>2021-04-19T16:06:27</dc:date>
            </office:change-info>
          </text:insertion>
        </text:changed-region>
        <text:changed-region xml:id="ct94684665950928" text:id="ct94684665950928">
          <text:insertion>
            <office:change-info>
              <dc:creator>Unknown Author</dc:creator>
              <dc:date>2021-04-19T15:59:22</dc:date>
            </office:change-info>
          </text:insertion>
        </text:changed-region>
        <text:changed-region xml:id="ct94684665952544" text:id="ct94684665952544">
          <text:insertion>
            <office:change-info>
              <dc:creator>Unknown Author</dc:creator>
              <dc:date>2021-04-19T16:09:58</dc:date>
            </office:change-info>
          </text:insertion>
        </text:changed-region>
        <text:changed-region xml:id="ct94684665954160" text:id="ct94684665954160">
          <text:insertion>
            <office:change-info>
              <dc:creator>Unknown Author</dc:creator>
              <dc:date>2021-04-19T16:10:00</dc:date>
            </office:change-info>
          </text:insertion>
        </text:changed-region>
        <text:changed-region xml:id="ct94684665960960" text:id="ct94684665960960">
          <text:insertion>
            <office:change-info>
              <dc:creator>Unknown Author</dc:creator>
              <dc:date>2021-04-19T15:59:22</dc:date>
            </office:change-info>
          </text:insertion>
        </text:changed-region>
        <text:changed-region xml:id="ct94684665963808" text:id="ct94684665963808">
          <text:insertion>
            <office:change-info>
              <dc:creator>Unknown Author</dc:creator>
              <dc:date>2021-04-19T16:04:42</dc:date>
            </office:change-info>
          </text:insertion>
        </text:changed-region>
        <text:changed-region xml:id="ct94684665965328" text:id="ct94684665965328">
          <text:insertion>
            <office:change-info>
              <dc:creator>Unknown Author</dc:creator>
              <dc:date>2021-04-19T16:05:00</dc:date>
            </office:change-info>
          </text:insertion>
        </text:changed-region>
        <text:changed-region xml:id="ct94684665965040" text:id="ct94684665965040">
          <text:insertion>
            <office:change-info>
              <dc:creator>Unknown Author</dc:creator>
              <dc:date>2021-04-19T16:04:42</dc:date>
            </office:change-info>
          </text:insertion>
        </text:changed-region>
        <text:changed-region xml:id="ct94684665966608" text:id="ct94684665966608">
          <text:insertion>
            <office:change-info>
              <dc:creator>Unknown Author</dc:creator>
              <dc:date>2021-04-19T16:07:52</dc:date>
            </office:change-info>
          </text:insertion>
        </text:changed-region>
        <text:changed-region xml:id="ct94684665969552" text:id="ct94684665969552">
          <text:insertion>
            <office:change-info>
              <dc:creator>Unknown Author</dc:creator>
              <dc:date>2021-04-19T16:08:00</dc:date>
            </office:change-info>
          </text:insertion>
        </text:changed-region>
        <text:changed-region xml:id="ct94684665973632" text:id="ct94684665973632">
          <text:insertion>
            <office:change-info>
              <dc:creator>Unknown Author</dc:creator>
              <dc:date>2021-04-19T13:13:24</dc:date>
            </office:change-info>
          </text:insertion>
        </text:changed-region>
        <text:changed-region xml:id="ct94684665974384" text:id="ct94684665974384">
          <text:deletion>
            <office:change-info>
              <dc:creator>Unknown Author</dc:creator>
              <dc:date>2021-04-19T13:13:59</dc:date>
            </office:change-info>
            <text:p text:style-name="P21"><text:span text:style-name="T9">o</text:span></text:p>
          </text:deletion>
        </text:changed-region>
        <text:changed-region xml:id="ct94684665976512" text:id="ct94684665976512">
          <text:insertion>
            <office:change-info>
              <dc:creator>Unknown Author</dc:creator>
              <dc:date>2021-04-19T13:13:59</dc:date>
            </office:change-info>
          </text:insertion>
        </text:changed-region>
        <text:changed-region xml:id="ct94684665976752" text:id="ct94684665976752">
          <text:insertion>
            <office:change-info>
              <dc:creator>Unknown Author</dc:creator>
              <dc:date>2021-04-19T13:12:43</dc:date>
            </office:change-info>
          </text:insertion>
        </text:changed-region>
        <text:changed-region xml:id="ct94684665976992" text:id="ct94684665976992">
          <text:insertion>
            <office:change-info>
              <dc:creator>Unknown Author</dc:creator>
              <dc:date>2021-04-19T13:13:00</dc:date>
            </office:change-info>
          </text:insertion>
        </text:changed-region>
        <text:changed-region xml:id="ct94684665977232" text:id="ct94684665977232">
          <text:insertion>
            <office:change-info>
              <dc:creator>Unknown Author</dc:creator>
              <dc:date>2021-04-19T13:14:18</dc:date>
            </office:change-info>
          </text:insertion>
        </text:changed-region>
        <text:changed-region xml:id="ct94684665977952" text:id="ct94684665977952">
          <text:insertion>
            <office:change-info>
              <dc:creator>Unknown Author</dc:creator>
              <dc:date>2021-04-19T13:14:18</dc:date>
            </office:change-info>
          </text:insertion>
        </text:changed-region>
        <text:changed-region xml:id="ct94684665984064" text:id="ct94684665984064">
          <text:deletion>
            <office:change-info>
              <dc:creator>Unknown Author</dc:creator>
              <dc:date>2021-04-19T13:17:32</dc:date>
            </office:change-info>
            <text:p text:style-name="P18"><text:span text:style-name="T10">TODO</text:span></text:p>
          </text:deletion>
        </text:changed-region>
        <text:changed-region xml:id="ct94684665984304" text:id="ct94684665984304">
          <text:insertion>
            <office:change-info>
              <dc:creator>Unknown Author</dc:creator>
              <dc:date>2021-04-19T13:17:32</dc:date>
            </office:change-info>
          </text:insertion>
        </text:changed-region>
        <text:changed-region xml:id="ct94684665986112" text:id="ct94684665986112">
          <text:insertion>
            <office:change-info>
              <dc:creator>Unknown Author</dc:creator>
              <dc:date>2021-04-19T12:06:33</dc:date>
            </office:change-info>
          </text:insertion>
        </text:changed-region>
        <text:changed-region xml:id="ct94684665990192" text:id="ct94684665990192">
          <text:deletion>
            <office:change-info>
              <dc:creator>Unknown Author</dc:creator>
              <dc:date>2021-04-19T12:04:09</dc:date>
            </office:change-info>
            <text:p text:style-name="P20"><text:span text:style-name="T4">less</text:span></text:p>
          </text:deletion>
        </text:changed-region>
        <text:changed-region xml:id="ct94684665990432" text:id="ct94684665990432">
          <text:insertion>
            <office:change-info>
              <dc:creator>Unknown Author</dc:creator>
              <dc:date>2021-04-19T12:04:09</dc:date>
            </office:change-info>
          </text:insertion>
        </text:changed-region>
        <text:changed-region xml:id="ct94684665990672" text:id="ct94684665990672">
          <text:deletion>
            <office:change-info>
              <dc:creator>Unknown Author</dc:creator>
              <dc:date>2021-04-19T12:03:54</dc:date>
            </office:change-info>
            <text:p text:style-name="P20"><text:span text:style-name="T4">to </text:span></text:p>
          </text:deletion>
        </text:changed-region>
        <text:changed-region xml:id="ct94684665990912" text:id="ct94684665990912">
          <text:insertion>
            <office:change-info>
              <dc:creator>Unknown Author</dc:creator>
              <dc:date>2021-04-19T12:03:47</dc:date>
            </office:change-info>
          </text:insertion>
        </text:changed-region>
        <text:changed-region xml:id="ct94684665991152" text:id="ct94684665991152">
          <text:insertion>
            <office:change-info>
              <dc:creator>Unknown Author</dc:creator>
              <dc:date>2021-04-19T12:03:57</dc:date>
            </office:change-info>
          </text:insertion>
        </text:changed-region>
        <text:changed-region xml:id="ct94684665991392" text:id="ct94684665991392">
          <text:insertion>
            <office:change-info>
              <dc:creator>Unknown Author</dc:creator>
              <dc:date>2021-04-19T12:06:22</dc:date>
            </office:change-info>
          </text:insertion>
        </text:changed-region>
        <text:changed-region xml:id="ct94684665991632" text:id="ct94684665991632">
          <text:insertion>
            <office:change-info>
              <dc:creator>Unknown Author</dc:creator>
              <dc:date>2021-04-19T12:05:46</dc:date>
            </office:change-info>
          </text:insertion>
        </text:changed-region>
        <text:changed-region xml:id="ct94684665991872" text:id="ct94684665991872">
          <text:insertion>
            <office:change-info>
              <dc:creator>Unknown Author</dc:creator>
              <dc:date>2021-04-19T12:05:46</dc:date>
            </office:change-info>
          </text:insertion>
        </text:changed-region>
        <text:changed-region xml:id="ct94684665992112" text:id="ct94684665992112">
          <text:insertion>
            <office:change-info>
              <dc:creator>Unknown Author</dc:creator>
              <dc:date>2021-04-19T12:05:46</dc:date>
            </office:change-info>
          </text:insertion>
        </text:changed-region>
        <text:changed-region xml:id="ct94684665992672" text:id="ct94684665992672">
          <text:insertion>
            <office:change-info>
              <dc:creator>Unknown Author</dc:creator>
              <dc:date>2021-04-19T12:06:01</dc:date>
            </office:change-info>
          </text:insertion>
        </text:changed-region>
        <text:changed-region xml:id="ct94684665994160" text:id="ct94684665994160">
          <text:insertion>
            <office:change-info>
              <dc:creator>Unknown Author</dc:creator>
              <dc:date>2021-04-19T12:06:01</dc:date>
            </office:change-info>
          </text:insertion>
        </text:changed-region>
        <text:changed-region xml:id="ct94684665994400" text:id="ct94684665994400">
          <text:insertion>
            <office:change-info>
              <dc:creator>Unknown Author</dc:creator>
              <dc:date>2021-04-19T12:07:03</dc:date>
            </office:change-info>
          </text:insertion>
        </text:changed-region>
        <text:changed-region xml:id="ct94684665995648" text:id="ct94684665995648">
          <text:insertion>
            <office:change-info>
              <dc:creator>Unknown Author</dc:creator>
              <dc:date>2021-04-19T12:07: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er: 3</text:p>
      <text:p text:style-name="P3"/>
      <text:p text:style-name="P3">Comments to the Author</text:p>
      <text:p text:style-name="P3">The authors extended their Bayesian MCMC implementations of a mutation-selection model of codon substitution to allow the population size and mutation rate to vary among branches of the species phylogeny, and use the model to analyse several datasets to estimate branch-specific population sizes. <text:s/>While the model is able to suggest variable population sizes the range seems far too narrow, suggesting that some important components are still missing or not right in the model. <text:s/>Overall, the analyses have not offered much novel biological insight in the data analysis. <text:s/>However, the models are interesting and have potential so it is to be hoped that future explorations and improvements may lead to greater utility. <text:s/>Overall the paper is clearly written and reads very well. <text:s/>I support publication of the paper.</text:p>
      <text:p text:style-name="P3"/>
      <text:p text:style-name="P3">I have only a few minor comments. <text:s/>I am afraid that I don’t have good ideas for identifying the problems that the authors face, for example, why the estimated N showed such narrow ranges.</text:p>
      <text:p text:style-name="P3"/>
      <text:p text:style-name="P3">I wonder whether it is useful to include a discussion of identifiability or information content of such models. <text:s/><text:bookmark-start text:name="__DdeLink__1722_1564477253"/>It seems that some parameters are strongly correlated or only weakly identifiable, which may make it hard to fit the model to realistically sized datasets. <text:bookmark-end text:name="__DdeLink__1722_1564477253"/><text:s/>Could you for a few selected branches make a <text:bookmark-start text:name="__DdeLink__1727_1564477253"/>2-D scatter plot for<text:bookmark-start text:name="__DdeLink__1724_1564477253"/> N and u,<text:bookmark-end text:name="__DdeLink__1727_1564477253"/><text:bookmark-end text:name="__DdeLink__1724_1564477253"/> for example, to see whether they two are strongly correlated. <text:s/></text:p>
      <text:p text:style-name="P26"><text:change text:change-id="ct94684665719904"/><text:change-start text:change-id="ct94684665724848"/></text:p>
      <text:p text:style-name="P24"><text:span text:style-name="T19">Testing and discussing the identifiability is </text:span><text:change-end text:change-id="ct94684665724848"/><text:change-start text:change-id="ct94684665819424"/><text:span text:style-name="T19">absolutely a good idea.</text:span><text:change-end text:change-id="ct94684665819424"/><text:change-start text:change-id="ct94684665821248"/><text:span text:style-name="T19"><text:line-break/></text:span><text:change-end text:change-id="ct94684665821248"/><text:span text:style-name="T20">To test whether </text:span><text:span text:style-name="T27">N</text:span><text:span text:style-name="T38">e</text:span><text:span text:style-name="T20"> and μ are identifiable, for each branch of the tree we draw a 2-D scatter plot for </text:span><text:span text:style-name="T27">N</text:span><text:span text:style-name="T38">e</text:span><text:span text:style-name="T20"> and μ, where each point is a step in the MCMC procedure. We subsequently fit a linear regression and compute the coefficient of determination (r</text:span><text:span text:style-name="T36">2</text:span><text:span text:style-name="T20">) for each branch of the tree. For a given MCMC, </text:span><text:bookmark-start text:name="__DdeLink__1734_1564477253"/><text:span text:style-name="T20">the </text:span><text:span text:style-name="T22">distribution</text:span><text:span text:style-name="T20"> of r</text:span><text:span text:style-name="T37">2</text:span><text:span text:style-name="T20"> across all branches is then </text:span><text:span text:style-name="T22">represented</text:span><text:span text:style-name="T20"> as a violin plot.</text:span><text:bookmark-end text:name="__DdeLink__1734_1564477253"/><text:span text:style-name="T20"> </text:span><text:span text:style-name="T21">This analysis has been carry out for the simulated datasets (figure 7 in supplementary materials), the mammal datasets (figure 18 in supplementary materials) and the isopods datasets (figure 18 in supplementary materials).</text:span></text:p>
      <text:p text:style-name="P25"><text:span text:style-name="T21">Altogether, the</text:span><text:span text:style-name="T20"> distribution of r</text:span><text:span text:style-name="T36">2</text:span><text:span text:style-name="T20"> is relatively low, below </text:span><text:span text:style-name="T21">0.01</text:span><text:span text:style-name="T20"> on average </text:span><text:span text:style-name="T21">for simulated datasets and below 0.1 </text:span><text:span text:style-name="T22">on average </text:span><text:span text:style-name="T21">for empirical datasets</text:span><text:span text:style-name="T20">, providing confidence that </text:span><text:span text:style-name="T27">N</text:span><text:span text:style-name="T38">e</text:span><text:span text:style-name="T20"> and μ are indeed identifiable and not strongly correlated.</text:span></text:p>
      <text:p text:style-name="P6"/>
      <text:p text:style-name="P3">I initially thought that joint analysis of thousands of genes may be useful for teasing apart the multiple parameters, because N and life history characters have genome-wide effects while selection is expected to be gene-specific. <text:s/>However on second thought, this may not be useful either since the model already assumes site-specific amino acid profiles so that the among-gene variation is already accommodated in the model by the among-site variation. <text:s/>I suppose selection on codon usage may show gene-wide effects (for example, some genes have much high GC3 than others), but I am not sure whether features like that can be built into the model, and whether they may help to tease apart the multiple parameters.</text:p>
      <text:p text:style-name="P3"/>
      <text:p text:style-name="P3">p.1 “<text:bookmark-start text:name="__DdeLink__860_870648388"/>unreasonable hypothesis<text:bookmark-end text:name="__DdeLink__860_870648388"/>”, perhaps change to “<text:bookmark-start text:name="__DdeLink__862_870648388"/>unrealistic assumption<text:bookmark-end text:name="__DdeLink__862_870648388"/>”?</text:p>
      <text:p text:style-name="P3"/>
      <text:p text:style-name="P11">Absolutely</text:p>
      <text:p text:style-name="P5"/>
      <text:p text:style-name="P3">p.2 “Since the realization, by Zuckerkandl and Pauling (1965) that genetic”. <text:s/>Delete the comma.</text:p>
      <text:p text:style-name="P3"/>
      <text:p text:style-name="P12">Absolutely</text:p>
      <text:p text:style-name="P5"/>
      <text:p text:style-name="P3">p.2 “Codon models have been used to empirically measure such changes in the efficacy of purifying selection along phylogenies, either by allowing for different dN/dS values in different parts of the tree <text:soft-page-break/>(Dutheil et al., 2012), or by estimating dN/dS independently for every branch of the tree (Popadin et al., 2007).”</text:p>
      <text:p text:style-name="P3">Should you cite Yang (1998), Yang and Nielsen (1998) for branch models of dN/dS variation, or are those papers too old to be relevant?</text:p>
      <text:p text:style-name="P3"/>
      <text:p text:style-name="P15">Definitively a wrongdoing for not citing these seminal papers, <text:span text:style-name="T40">sentence </text:span>rephrased to :</text:p>
      <text:p text:style-name="P8">Codon models have been used to empirically measure such changes in the efficacy of purifying selection</text:p>
      <text:p text:style-name="P8">59 along phylogenies, either by allowing for different dN/dS values in different parts of the tree (Yang and</text:p>
      <text:p text:style-name="P8">Nielsen, 1998; Yang, 1998; Dutheil et al., 2012), or by estimating dN/dS independently for every branch of <text:s/>the tree (Popadin et al., 2007)</text:p>
      <text:p text:style-name="P8"/>
      <text:p text:style-name="P8">Yang, Z., &amp; Nielsen, R. (1998). Synonymous and nonsynonymous rate variation in nuclear genes of mammals. Journal of Molecular Evolution, 46(4), 409–418. <text:a xlink:type="simple" xlink:href="https://doi.org/10.1007/PL00006320" text:style-name="Internet_20_link" text:visited-style-name="Visited_20_Internet_20_Link">https://doi.org/10.1007/PL00006320</text:a></text:p>
      <text:p text:style-name="P8"/>
      <text:p text:style-name="P8">Yang, Z. (1998). Likelihood ratio tests for detecting positive selection and application to primate lysozyme evolution. Molecular Biology and Evolution, 15(5), 568–573. <text:a xlink:type="simple" xlink:href="https://doi.org/10.1093/oxfordjournals.molbev.a025957" text:style-name="Internet_20_link" text:visited-style-name="Visited_20_Internet_20_Link">https://doi.org/10.1093/oxfordjournals.molbev.a025957</text:a></text:p>
      <text:p text:style-name="P8"/>
      <text:p text:style-name="P5"/>
      <text:p text:style-name="P3">Should “log-Brownian” be “exponential Brownian”. <text:s/>Log-normal is a misnomer as it should have been called exp-normal, but I have not seen “log-Brownian” used before. <text:s/>Another term is <text:bookmark-start text:name="__DdeLink__1826_3061275548"/>geometric Brownian<text:bookmark-end text:name="__DdeLink__1826_3061275548"/> motion.</text:p>
      <text:p text:style-name="P3"/>
      <text:p text:style-name="P18"><text:change text:change-id="ct94684665839856"/><text:change-start text:change-id="ct94684665839616"/><text:span text:style-name="T14">Agreed with the terminology </text:span><text:span text:style-name="T18">of a </text:span><text:span text:style-name="T14">geometric Brownian process.</text:span><text:change-end text:change-id="ct94684665839616"/></text:p>
      <text:p text:style-name="P5"/>
      <text:p text:style-name="P3">p.6 figure 2 legend, 1e^-8 should be changed to 10^-8, as the way you write is looks like exp(-8). <text:s/>There are a few other occurrences of this in the ms.</text:p>
      <text:p text:style-name="P3"/>
      <text:p text:style-name="P19"><text:span text:style-name="T1">This </text:span><text:span text:style-name="T3">notation was </text:span><text:span text:style-name="T1">u</text:span><text:span text:style-name="T2">ndoubtedly </text:span><text:span text:style-name="T1">confusing</text:span><text:span text:style-name="T2">. </text:span><text:span text:style-name="T1">We f</text:span><text:span text:style-name="T2">ound three occurrences in </text:span><text:span text:style-name="T1">the caption of </text:span><text:span text:style-name="T2">figures 2 and 3 </text:span><text:span text:style-name="T1">that have been edited.</text:span></text:p>
      <text:p text:style-name="P5"/>
      <text:p text:style-name="P3">p.6 figure 2. <text:s/>What do we expect to see in those plots if the theory and program implementation are correct? <text:s/>The program is complex, so debugging (for example telling apart errors and bugs from mcmc mixing problems) looks hard to me. <text:s/>Could you comment briefly how the program is validated.</text:p>
      <text:p text:style-name="P27"><text:change text:change-id="ct94684665897248"/><text:change-start text:change-id="ct94684665896800"/></text:p>
      <text:p text:style-name="P22"><text:change-end text:change-id="ct94684665896800"/><text:span text:style-name="T3">The </text:span><text:span text:style-name="T7">implementation</text:span><text:span text:style-name="T3"> use</text:span><text:span text:style-name="T7">d </text:span><text:span text:style-name="T3">for inference </text:span><text:span text:style-name="T7">(</text:span><text:a xlink:type="simple" xlink:href="https://github.com/ThibaultLatrille/bayescode/" text:style-name="Internet_20_link" text:visited-style-name="Visited_20_Internet_20_Link">https://github.com/ThibaultLatrille/bayescode/</text:a><text:span text:style-name="T7">) </text:span><text:change text:change-id="ct94684665899088"/><text:span text:style-name="T3">is completely separate</text:span><text:span text:style-name="T7">d</text:span><text:span text:style-name="T3"> from the </text:span><text:span text:style-name="T7">implementation</text:span><text:span text:style-name="T3"> of </text:span><text:span text:style-name="T7">the </text:span><text:span text:style-name="T3">simulat</text:span><text:span text:style-name="T7">or (</text:span><text:a xlink:type="simple" xlink:href="https://github.com/ThibaultLatrille/SimuEvol" text:style-name="Internet_20_link" text:visited-style-name="Visited_20_Internet_20_Link">https://github.com/ThibaultLatrille/SimuEvol</text:a><text:span text:style-name="T7">)</text:span><text:span text:style-name="T3">. </text:span><text:span text:style-name="T7">Hence</text:span><text:change text:change-id="ct94684665899712"/><text:change-start text:change-id="ct94684665899328"/><text:span text:style-name="T7">, </text:span><text:span text:style-name="T14">if one (or both) the implementation was wrong</text:span><text:change-end text:change-id="ct94684665899328"/><text:change-start text:change-id="ct94684665918544"/><text:span text:style-name="T14">, </text:span><text:change-end text:change-id="ct94684665918544"/><text:span text:style-name="T7">it is a </text:span><text:change text:change-id="ct94684665920592"/><text:change text:change-id="ct94684665920208"/><text:change-start text:change-id="ct94684665929872"/><text:span text:style-name="T13">highly unlikely that the inference </text:span><text:span text:style-name="T14">(BayesCode) </text:span><text:span text:style-name="T13">could uncover </text:span><text:span text:style-name="T14">from the alignment </text:span><text:span text:style-name="T13">the same branch-specific </text:span><text:span text:style-name="T28">Ne</text:span><text:span text:style-name="T13"> </text:span><text:change-end text:change-id="ct94684665929872"/><text:change-start text:change-id="ct94684665936672"/><text:span text:style-name="T13">simulated </text:span><text:span text:style-name="T14">by the other program generating the alignment </text:span><text:span text:style-name="T13">(</text:span><text:span text:style-name="T14">SimuEvol</text:span><text:span text:style-name="T13">)</text:span><text:change-end text:change-id="ct94684665936672"/><text:change-start text:change-id="ct94684665938288"/><text:span text:style-name="T14">.</text:span><text:change-end text:change-id="ct94684665938288"/></text:p>
      <text:p text:style-name="P5"/>
      <text:p text:style-name="P3">p.9 “<text:bookmark-start text:name="__DdeLink__1764_3061275548"/>we restricted our analyses to small concatenate<text:bookmark-end text:name="__DdeLink__1764_3061275548"/>s”, “The different concatenate showed similar trends”. concatenate is apparently a verb. <text:s/>Please rephrase.</text:p>
      <text:p text:style-name="P4"/>
      <text:p text:style-name="P9">The sentences were rephrased to<text:change text:change-id="ct94684665942448"/>: </text:p>
      <text:p text:style-name="P9">We restricted our analyses to a random set 18 of orthologous genes, which are then concatenated into a single (multiple sequence alignment) MSA for analysis. To assess the reproducibility of our inference and check that the signal about variation in <text:span text:style-name="T30">Ne</text:span> is not driven by a particular sampled gene set, we analysed in total 4 different concatenated MSA each containing 18 randomly sampled genes.</text:p>
      <text:p text:style-name="P7"/>
      <text:p text:style-name="P13"><text:soft-page-break/>Also in the caption of figure 3, <text:span text:style-name="T31">we added :</text:span></text:p>
      <text:p text:style-name="P7">Inference was conducted on a concatenated randomly chosen set of 18 highly conserved CDS (out of 226 CDS containing &lt; 1% of gaps).</text:p>
      <text:p text:style-name="P5"/>
      <text:p text:style-name="P3">p.9 “<text:bookmark-start text:name="__DdeLink__1776_3061275548"/>The estimated covariance matrix<text:bookmark-end text:name="__DdeLink__1776_3061275548"/> (table 1) gives…” <text:s/>This paragraphs has quite a few typos and grammatical errors. <text:s/>Please fix. <text:s/></text:p>
      <text:p text:style-name="P3"/>
      <text:p text:style-name="P5">TODO : <text:span text:style-name="T39">find the typos, I didn’t find any yet :-(</text:span></text:p>
      <text:p text:style-name="P5"/>
      <text:p text:style-name="P3">p.11 “mutation-selection models of the HB family ”. <text:s/>What is the HB family?</text:p>
      <text:p text:style-name="P3"/>
      <text:p text:style-name="P14"><text:change-start text:change-id="ct94684665934352"/>Halpern and Bruno, <text:span text:style-name="T35">but this is true the acronym has not been introduced, hence the sentence has been </text:span><text:change-end text:change-id="ct94684665934352"/><text:change text:change-id="ct94684665878720"/><text:change-start text:change-id="ct94684665894432"/><text:span text:style-name="T35">r</text:span><text:change-end text:change-id="ct94684665894432"/>ephrased to :<text:line-break/>Thus far, the development of mutation-selection models of the Halpern and Bruno (1998) family (Rodrigue et al.,2010; Tamuri and Goldstein, 2012) has mostly focused…</text:p>
      <text:p text:style-name="P5"/>
      <text:p text:style-name="P3">p.12 “<text:bookmark-start text:name="__DdeLink__1778_3061275548"/>However, if the trends are in right direction<text:bookmark-end text:name="__DdeLink__1778_3061275548"/>”, perhaps change “if” to “<text:bookmark-start text:name="__DdeLink__1780_3061275548"/>although<text:bookmark-end text:name="__DdeLink__1780_3061275548"/>”.</text:p>
      <text:p text:style-name="P3"/>
      <text:p text:style-name="P16">Absolutely</text:p>
      <text:p text:style-name="P5"/>
      <text:p text:style-name="P3">p.13 “(allowing for at most 50 distinct profile categories).” <text:s/>50 categories sound to me like a lot, if they are really distinct. <text:s/></text:p>
      <text:p text:style-name="P3"/>
      <text:p text:style-name="P23"><text:change text:change-id="ct94684665913904"/><text:change text:change-id="ct94684665880000"/><text:change-start text:change-id="ct94684665880592"/><text:span text:style-name="T15">Firstly, for a</text:span><text:change-end text:change-id="ct94684665880592"/><text:change-start text:change-id="ct94684665907456"/><text:span text:style-name="T15"> concatenated alignment of 18 different genes, we expect the codon sites to fall under a wide variety of profiles. </text:span><text:change-end text:change-id="ct94684665907456"/><text:change-start text:change-id="ct94684665908224"/><text:span text:style-name="T15">But, as</text:span><text:change-end text:change-id="ct94684665908224"/><text:change-start text:change-id="ct94684665915424"/><text:span text:style-name="T15"> you are suggesting, 50 profile categories sounds a lot, and </text:span><text:span text:style-name="T16">you are right since </text:span><text:span text:style-name="T15">e</text:span><text:change-end text:change-id="ct94684665915424"/><text:change-start text:change-id="ct94684665950928"/><text:span text:style-name="T12">xperiments made by a collaborator (not </text:span><text:span text:style-name="T15">published yet</text:span><text:span text:style-name="T12">) </text:span><text:span text:style-name="T15">suggest </text:span><text:span text:style-name="T12">that </text:span><text:span text:style-name="T15">over </text:span><text:span text:style-name="T17">40</text:span><text:span text:style-name="T15"> </text:span><text:span text:style-name="T12">profile categories </text:span><text:span text:style-name="T15">the results are equivalent in most cases </text:span><text:span text:style-name="T17">(no gain by adding new profiles)</text:span><text:span text:style-name="T15">.</text:span><text:span text:style-name="T12"> </text:span><text:span text:style-name="T15">However, we wished to a bit conservative such as to care for </text:span><text:change-end text:change-id="ct94684665950928"/><text:change-start text:change-id="ct94684665952544"/><text:span text:style-name="T15">“</text:span><text:change-end text:change-id="ct94684665952544"/><text:change-start text:change-id="ct94684665954160"/><text:span text:style-name="T15">unusual” cases, and also </text:span><text:change-end text:change-id="ct94684665954160"/><text:change-start text:change-id="ct94684665960960"/><text:span text:style-name="T15">to dampen the effect of </text:span><text:span text:style-name="T17">a potentially </text:span><text:span text:style-name="T15">changing </text:span><text:span text:style-name="T26">Ne</text:span><text:span text:style-name="T15"> along the sequence</text:span><text:change-end text:change-id="ct94684665960960"/><text:change-start text:change-id="ct94684665963808"/><text:span text:style-name="T12">, </text:span><text:span text:style-name="T15">since this effect would be captured by the </text:span><text:change-end text:change-id="ct94684665963808"/><text:change-start text:change-id="ct94684665965328"/><text:span text:style-name="T15">“extra”</text:span><text:change-end text:change-id="ct94684665965328"/><text:change-start text:change-id="ct94684665965040"/><text:span text:style-name="T15"> categories.</text:span><text:change-end text:change-id="ct94684665965040"/><text:change-start text:change-id="ct94684665966608"/><text:span text:style-name="T15"> The downfall</text:span><text:change-end text:change-id="ct94684665966608"/><text:change-start text:change-id="ct94684665969552"/><text:span text:style-name="T15"> is the extra computational time required.</text:span><text:change-end text:change-id="ct94684665969552"/></text:p>
      <text:p text:style-name="P5"/>
      <text:p text:style-name="P3">p.13 “<text:bookmark-start text:name="__DdeLink__1782_3061275548"/>the signal about the <text:bookmark-start text:name="__DdeLink__1791_3061275548"/>intensity of drift comes from the relative <text:bookmark-end text:name="__DdeLink__1791_3061275548"/>rate of non-synonymous substitutions<text:bookmark-end text:name="__DdeLink__1782_3061275548"/>”. <text:s/>Do you mean “synonymous substitutions”.</text:p>
      <text:p text:style-name="P3"/>
      <text:p text:style-name="P21"><text:span text:style-name="T8">Under the assumption that synonymous mutations are neutral, </text:span><text:change-start text:change-id="ct94684665973632"/><text:span text:style-name="T9">the synonymous substitution rate (Q) is independent on the intensity of drift (</text:span><text:span text:style-name="T25">Q=μ</text:span><text:span text:style-name="T9">). </text:span><text:change-end text:change-id="ct94684665973632"/><text:change text:change-id="ct94684665974384"/><text:change-start text:change-id="ct94684665976512"/><text:span text:style-name="T9">O</text:span><text:change-end text:change-id="ct94684665976512"/><text:span text:style-name="T9">nly the </text:span><text:change-start text:change-id="ct94684665976752"/><text:span text:style-name="T9">non-synonymous substitutions are carr</text:span><text:change-end text:change-id="ct94684665976752"/><text:change-start text:change-id="ct94684665976992"/><text:span text:style-name="T9">ying signal on the strength</text:span><text:change-end text:change-id="ct94684665976992"/><text:change-start text:change-id="ct94684665977232"/><text:span text:style-name="T9"> of drift</text:span><text:change-end text:change-id="ct94684665977232"/><text:span text:style-name="T9">, </text:span><text:span text:style-name="T11">with a </text:span><text:change-start text:change-id="ct94684665977952"/><text:span text:style-name="T11">reduced </text:span><text:change-end text:change-id="ct94684665977952"/><text:span text:style-name="T9">rate of non-synonymous substitutions.</text:span></text:p>
      <text:p text:style-name="P17"/>
      <text:p text:style-name="P17"><text:span text:style-name="T40">Sentence r</text:span>ephrased to :</text:p>
      <text:p text:style-name="P17">the signal about the intensity of drift comes from the rate of non-synonymous substitutions relative to that of synonymous substitutions.</text:p>
      <text:p text:style-name="P10"/>
      <text:p text:style-name="P3">p.15 “Dir(1/6, 6)”. <text:s/>Is this usually written as Dir(<text:bookmark-start text:name="__DdeLink__1788_3061275548"/><text:bookmark-start text:name="__DdeLink__1786_3061275548"/>1,1,1,1,1,1<text:bookmark-end text:name="__DdeLink__1788_3061275548"/><text:bookmark-end text:name="__DdeLink__1786_3061275548"/>). <text:s/>For example Dir(1,1) is U(0,1). <text:s/>The same comment about Dir(1/4, 4).</text:p>
      <text:p text:style-name="P3"/>
      <text:p text:style-name="P18"><text:change text:change-id="ct94684665984064"/><text:change-start text:change-id="ct94684665984304"/><text:span text:style-name="T11">Agreed, </text:span><text:change-end text:change-id="ct94684665984304"/><text:span text:style-name="T11">edited in the manuscript and in figure 5.</text:span></text:p>
      <text:p text:style-name="P5"/>
      <text:p text:style-name="P3">p.17 “<text:bookmark-start text:name="__DdeLink__1805_3061275548"/>For a given node<text:bookmark-end text:name="__DdeLink__1805_3061275548"/>, all the nodes pointing toward him (upstream) are its dependencies which determines its distribution.” <text:s/>Rewrite the sentence. <text:s/>him should be it.</text:p>
      <text:p text:style-name="P3"/>
      <text:p text:style-name="P5"><text:soft-page-break/><text:span text:style-name="T34">Rephrased to:</text:span><text:line-break/>All the nodes pointing toward a given node (upstream) are its dependencies which determines its distribution.</text:p>
      <text:p text:style-name="P5"/>
      <text:p text:style-name="P3">p.19 “detailed substitution history H for all sites along the tree.” <text:s/>Is this actually more expensive than calculating P(t) and summing over ancestral states at the internal nodes if the branch is long with many substitutions?</text:p>
      <text:p text:style-name="P3"/>
      <text:p text:style-name="P20"><text:span text:style-name="T4">Obtaining the detailed substitution history </text:span><text:change-start text:change-id="ct94684665986112"/><text:span text:style-name="T4">(</text:span><text:span text:style-name="T33">H</text:span><text:span text:style-name="T32">) </text:span><text:change-end text:change-id="ct94684665986112"/><text:span text:style-name="T4">is indeed time-consuming, and it is </text:span><text:change text:change-id="ct94684665990192"/><text:change-start text:change-id="ct94684665990432"/><text:span text:style-name="T4">more</text:span><text:change-end text:change-id="ct94684665990432"/><text:span text:style-name="T4"> costly </text:span><text:change text:change-id="ct94684665990672"/><text:change-start text:change-id="ct94684665990912"/><text:span text:style-name="T4">than calculating P(t) and summing over ancestral states at the internal nodes</text:span><text:change-end text:change-id="ct94684665990912"/><text:span text:style-name="T4">. </text:span><text:change-start text:change-id="ct94684665991152"/><text:span text:style-name="T4">However, </text:span><text:change-end text:change-id="ct94684665991152"/><text:change-start text:change-id="ct94684665991392"/><text:span text:style-name="T4">without </text:span><text:span text:style-name="T33">H</text:span><text:span text:style-name="T32">, </text:span><text:change-end text:change-id="ct94684665991392"/><text:change-start text:change-id="ct94684665991632"/><text:span text:style-name="T4">calculating P(t) and summing over ancestral states at the internal nodes would be necessary for every </text:span><text:change-end text:change-id="ct94684665991632"/><text:span text:style-name="T6">move</text:span><text:change-start text:change-id="ct94684665991872"/><text:span text:style-name="T4"> of </text:span><text:change-end text:change-id="ct94684665991872"/><text:span text:style-name="T6">any </text:span><text:change-start text:change-id="ct94684665992112"/><text:span text:style-name="T4">p</text:span><text:change-end text:change-id="ct94684665992112"/><text:change-start text:change-id="ct94684665992672"/><text:span text:style-name="T4">arameter</text:span><text:change-end text:change-id="ct94684665992672"/><text:span text:style-name="T4"> </text:span><text:span text:style-name="T7">of the model</text:span><text:change-start text:change-id="ct94684665994160"/><text:span text:style-name="T4">. </text:span><text:change-end text:change-id="ct94684665994160"/><text:change-start text:change-id="ct94684665994400"/><text:span text:style-name="T4">Since the model is parameter intensive, it is much less costly to</text:span><text:change-end text:change-id="ct94684665994400"/><text:span text:style-name="T4"> </text:span><text:span text:style-name="T6">first</text:span><text:change-start text:change-id="ct94684665995648"/><text:span text:style-name="T4"> compute </text:span><text:change-end text:change-id="ct94684665995648"/><text:span text:style-name="T24">H</text:span><text:span text:style-name="T5">, and then move the parameters based on th</text:span><text:span text:style-name="T6">is </text:span><text:span text:style-name="T4">detailed substitution history </text:span><text:span text:style-name="T6">(which is </text:span><text:span text:style-name="T7">much </text:span><text:span text:style-name="T6">more efficient). Every point in the chain of the MCMC starts by computing </text:span><text:span text:style-name="T24">H </text:span><text:span text:style-name="T29">based on the current parameters of the model.</text:span></text:p>
      <text:p text:style-name="P5"/>
      <text:p text:style-name="P2">The References section has formatting issues, with missing page numbers, inconsistent capitalization of titles, etc. <text:s/>These need to be fixed.</text:p>
      <text:p text:style-name="P37"><text:span text:style-name="T23">We are ashamed of having left so many formatting issues. These are corrected in the revised manuscrip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4T09:12:32.839744544</meta:creation-date>
    <dc:date>2021-04-26T18:51:40.807219356</dc:date>
    <meta:editing-duration>PT8H41M20S</meta:editing-duration>
    <meta:editing-cycles>21</meta:editing-cycles>
    <meta:generator>LibreOffice/6.4.7.2$Linux_X86_64 LibreOffice_project/40$Build-2</meta:generator>
    <meta:document-statistic meta:table-count="0" meta:image-count="0" meta:object-count="0" meta:page-count="4" meta:paragraph-count="51" meta:word-count="1603" meta:character-count="10160" meta:non-whitespace-character-count="8572"/>
  </office:meta>
</office:document-meta>
</file>